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pitch="fixed"/>
    <style:font-face style:name="Arial Unicode MS" svg:font-family="'Arial Unicode MS'" style:font-pitch="variable"/>
    <style:font-face style:name="HG Mincho Light J" svg:font-family="'HG Mincho Light J'" style:font-pitch="variable"/>
    <style:font-face style:name="Lucidasans" svg:font-family="Lucidasans"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20pt" fo:font-weight="bold"/>
    </style:style>
    <style:style style:name="P2" style:family="paragraph" style:parent-style-name="Standard">
      <style:paragraph-properties fo:text-align="center" style:justify-single-word="false"/>
      <style:text-properties fo:font-size="16pt" fo:font-style="italic" fo:font-weight="bold"/>
    </style:style>
    <style:style style:name="P3" style:family="paragraph" style:parent-style-name="Standard" style:master-page-name="">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style="italic" fo:font-weight="normal" style:font-size-asian="12pt" style:font-weight-asian="normal" style:font-size-complex="12pt" style:font-weight-complex="normal"/>
    </style:style>
    <style:style style:name="P6" style:family="paragraph" style:parent-style-name="Standard">
      <style:text-properties fo:font-size="12pt" fo:font-style="normal" fo:font-weight="normal"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4pt" fo:font-style="normal" fo:font-weight="bold"/>
    </style:style>
    <style:style style:name="P8" style:family="paragraph" style:parent-style-name="Standard">
      <style:paragraph-properties fo:text-align="start" style:justify-single-word="false"/>
      <style:text-properties fo:font-size="12pt" fo:font-style="normal"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4pt" fo:font-style="normal" fo:font-weight="bold"/>
    </style:style>
    <style:style style:name="P10" style:family="paragraph" style:parent-style-name="Standard">
      <style:paragraph-properties fo:text-align="start" style:justify-single-word="false"/>
      <style:text-properties fo:font-size="12pt" fo:font-style="normal" fo:font-weight="bold" style:font-size-asian="12pt" style:font-weight-asian="bold" style:font-size-complex="12pt" style:font-weight-complex="bold"/>
    </style:style>
    <style:style style:name="P11" style:family="paragraph" style:parent-style-name="Standard">
      <style:text-properties fo:font-size="12pt" fo:font-weight="bold" style:font-size-asian="12pt" style:font-weight-asian="bold" style:font-size-complex="12pt" style:font-weight-complex="bold"/>
    </style:style>
    <style:style style:name="P12" style:family="paragraph" style:parent-style-name="Standard">
      <style:text-properties fo:font-size="12pt" fo:font-weight="normal"/>
    </style:style>
    <style:style style:name="P13"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fo:background-color="transparent" fo:padding="0in" fo:border="none" style:shadow="none">
        <style:background-image/>
      </style:paragraph-properties>
      <style:text-properties fo:font-size="12pt" fo:font-style="normal" fo:font-weight="bold" style:font-size-asian="12pt" style:font-weight-asian="bold" style:font-size-complex="12pt" style:font-weight-complex="bold"/>
    </style:style>
    <style:style style:name="P15" style:family="paragraph" style:parent-style-name="Standard">
      <style:paragraph-properties fo:text-align="start" style:justify-single-word="false" fo:background-color="transparent" fo:padding="0in" fo:border="none" style:shadow="none">
        <style:background-image/>
      </style:paragraph-properties>
      <style:text-properties fo:font-size="12pt" fo:font-style="normal" fo:font-weight="normal"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fo:background-color="transparent" fo:padding="0in" fo:border="none" style:shadow="none">
        <style:background-image/>
      </style:paragraph-properties>
      <style:text-properties fo:font-size="12pt" fo:font-style="normal" fo:font-weight="normal" style:font-size-asian="12pt" style:font-weight-asian="normal" style:font-size-complex="12pt" style:font-weight-complex="normal"/>
    </style:style>
    <style:style style:name="P17" style:family="paragraph" style:parent-style-name="Standard" style:list-style-name="L3">
      <style:paragraph-properties fo:text-align="start" style:justify-single-word="false" fo:background-color="transparent" fo:padding="0in" fo:border="none" style:shadow="none">
        <style:background-image/>
      </style:paragraph-properties>
      <style:text-properties fo:font-size="12pt" fo:font-style="normal" fo:font-weight="normal" style:font-size-asian="12pt" style:font-weight-asian="normal" style:font-size-complex="12pt" style:font-weight-complex="normal"/>
    </style:style>
    <style:style style:name="P18" style:family="paragraph" style:parent-style-name="Standard" style:list-style-name="L4">
      <style:paragraph-properties fo:text-align="start" style:justify-single-word="false" fo:background-color="transparent" fo:padding="0in" fo:border="none" style:shadow="none">
        <style:background-image/>
      </style:paragraph-properties>
      <style:text-properties fo:font-size="12pt" fo:font-style="normal" fo:font-weight="normal" style:font-size-asian="12pt" style:font-weight-asian="normal" style:font-size-complex="12pt" style:font-weight-complex="normal"/>
    </style:style>
    <style:style style:name="P19" style:family="paragraph" style:parent-style-name="Standard">
      <style:paragraph-properties fo:background-color="transparent">
        <style:background-image/>
      </style:paragraph-properties>
      <style:text-properties fo:font-size="16pt" fo:font-style="normal" fo:font-weight="bold"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size="12pt" fo:language="en" fo:country="US" fo:font-style="normal" fo:font-weight="normal" style:font-style-asian="normal" style:font-style-complex="normal"/>
    </style:style>
    <style:style style:name="P21" style:family="paragraph" style:parent-style-name="Standard">
      <style:paragraph-properties fo:text-align="start" style:justify-single-word="false"/>
      <style:text-properties style:font-name="Courier New" fo:font-size="12pt" fo:language="en" fo:country="US" fo:font-style="normal" fo:font-weight="normal" style:font-style-asian="normal" style:font-style-complex="normal"/>
    </style:style>
    <style:style style:name="T1" style:family="text">
      <style:text-properties style:font-name="Courier New"/>
    </style:style>
    <style:style style:name="T2" style:family="text">
      <style:text-properties style:font-name="Thorndale1"/>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Thorndale1" fo:font-style="italic" style:font-style-asian="italic" style:font-style-complex="italic"/>
    </style:style>
    <style:style style:name="T6" style:family="text">
      <style:text-properties style:font-name="Courier New" style:font-size-asian="12pt" style:font-weight-asian="normal" style:font-size-complex="12pt" style:font-weight-complex="normal"/>
    </style:style>
    <style:style style:name="T7" style:family="text">
      <style:text-properties style:font-size-asian="12pt" style:font-weight-asian="normal" style:font-size-complex="12pt" style:font-weight-complex="normal"/>
    </style:style>
    <style:style style:name="T8" style:family="text">
      <style:text-properties fo:font-style="italic" style:font-size-asian="12pt" style:font-style-asian="italic" style:font-weight-asian="normal" style:font-size-complex="12pt" style:font-style-complex="italic" style:font-weight-complex="normal"/>
    </style:style>
    <text:list-style style:name="L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GE Protocol Specification</text:p>
      <text:p text:style-name="P2"/>
      <text:p text:style-name="P3">Deron Johnson</text:p>
      <text:p text:style-name="P4">Document Version 1.1 </text:p>
      <text:p text:style-name="P4">Interface Version 5.0</text:p>
      <text:p text:style-name="P4">Fri Aug 25 12:20:00 PDT 2006</text:p>
      <text:p text:style-name="P5"/>
      <text:p text:style-name="P6">This document describes Version 5.0 of the protocol for the LG Extension to Xorg (LGE).</text:p>
      <text:p text:style-name="P6">The exact details and encoding of this protocol is specified in <text:span text:style-name="T1">xc/include/extensions/lgewire.h.</text:span><text:span text:style-name="T2"> (See the appendix at the end of this document).</text:span></text:p>
      <text:p text:style-name="P5"><text:s text:c="4"/></text:p>
      <text:list text:style-name="L1">
        <text:list-item>
          <text:p text:style-name="P7">Changes since Interface Version 5.0</text:p>
          <text:p text:style-name="P7"/>
        </text:list-item>
      </text:list>
      <text:p text:style-name="P8">Added <text:span text:style-name="T3">sendEventDirect</text:span> argument to LgeRegisterClient.</text:p>
      <text:p text:style-name="P9"/>
      <text:list text:style-name="L1" text:continue-numbering="true">
        <text:list-item>
          <text:p text:style-name="P7">LG Display Server Use of LGE Requests</text:p>
        </text:list-item>
      </text:list>
      <text:p text:style-name="P4"/>
      <text:p text:style-name="P6">The LGE requests are intended to be used only by the LG Display Server (or other 3D window system servers which are compatible with the LGE protocol). In this document the LG Display Server as referred to as the DS.</text:p>
      <text:p text:style-name="P6"/>
      <text:p text:style-name="P6">The DS invokes these requests in the following order:</text:p>
      <text:p text:style-name="P6"/>
      <text:p text:style-name="P6"><text:s/>1. LgeQueryVersion<text:tab/></text:p>
      <text:p text:style-name="P6"><text:s text:c="10"/>Frequency:<text:tab/>Once.</text:p>
      <text:p text:style-name="P6"><text:s text:c="10"/>Purpose: <text:s text:c="7"/><text:tab/>To query the LGE interface version.</text:p>
      <text:p text:style-name="P6"/>
      <text:p text:style-name="P6">2. LgeRegisterClient</text:p>
      <text:p text:style-name="P6"><text:s text:c="10"/>Frequency:<text:tab/>Once for each DS X11 client connection.</text:p>
      <text:p text:style-name="P6"><text:s text:c="10"/>Purpose: <text:s text:c="4"/><text:tab/>To inform LGE of each DS client connection and to identify certain special </text:p>
      <text:p text:style-name="P6"><text:tab/><text:tab/>connections. (The DS opens one X11 connection per thread which talks to the </text:p>
      <text:p text:style-name="P6"><text:tab/><text:tab/>X server).</text:p>
      <text:p text:style-name="P6"/>
      <text:p text:style-name="P6">3. LgeRegisterScreen</text:p>
      <text:p text:style-name="P6"><text:s text:c="10"/>Frequency:<text:tab/>Once for each screen managed by the DS.</text:p>
      <text:p text:style-name="P6"><text:s text:c="10"/>Purpose: <text:s text:c="7"/><text:tab/>To inform LGE of which screens will be running a 3D desktop and, therefore, <text:tab/><text:tab/>which should receive special event and window processing.</text:p>
      <text:p text:style-name="P6"/>
      <text:p text:style-name="P6">4. LgeControlLgMode</text:p>
      <text:p text:style-name="P6"><text:s text:c="10"/>Frequency:<text:tab/>Once.</text:p>
      <text:p text:style-name="P6"><text:s text:c="10"/>Purpose:<text:tab/>To enable LG mode or all registered screens.</text:p>
      <text:p text:style-name="P6"/>
      <text:p text:style-name="P6">5. LgeSendEvent</text:p>
      <text:p text:style-name="P6"><text:s text:c="10"/>Frequency:<text:tab/>Once per raw device event that the DS receives.</text:p>
      <text:p text:style-name="P6"><text:s text:c="10"/>Purpose:<text:tab/>When the DS has finished performing a pick operation on the raw device </text:p>
      <text:p text:style-name="P6"><text:tab/><text:tab/>event, it sends the modified event back to the X server using this request.</text:p>
      <text:p text:style-name="P6"/>
      <text:p text:style-name="P8"/>
      <text:list text:style-name="L1" text:continue-numbering="true">
        <text:list-item>
          <text:p text:style-name="P7">LgeQueryVersion</text:p>
        </text:list-item>
      </text:list>
      <text:p text:style-name="P8"/>
      <text:p text:style-name="P8"><text:span text:style-name="T4">LgeQueryVersion</text:span><text:tab/> <text:s text:c="3"/></text:p>
      <text:p text:style-name="P8">==&gt;</text:p>
      <text:p text:style-name="P8">majorVersion: CARD32</text:p>
      <text:p text:style-name="P8">minorVersion: CARD32</text:p>
      <text:p text:style-name="P8">implementation: CARD32</text:p>
      <text:p text:style-name="P8"/>
      <text:p text:style-name="P8">Used by the LG DS to determine the interface version which is supported by the LGE extension in the X server. The major number is incremented for changes which are not backward compatible. The minor number is incremented for changes which are backward compatible. Also, a number which identifies a specific LGE implementation is returned in implementation field.</text:p>
      <text:p text:style-name="P8"/>
      <text:list text:style-name="L1" text:continue-numbering="true">
        <text:list-item>
          <text:p text:style-name="P7">LgeRegisterClient</text:p>
        </text:list-item>
      </text:list>
      <text:p text:style-name="P8"/>
      <text:p text:style-name="P10">LgeRegisterClient</text:p>
      <text:p text:style-name="P8"><text:span text:style-name="T3">clientType</text:span>: CARD8</text:p>
      <text:p text:style-name="P8"><text:span text:style-name="T3">sendEventDirect</text:span>: BOOL</text:p>
      <text:p text:style-name="P8"/>
      <text:p text:style-name="P8">Used by the LG DS to identify its client connections to LGE. LGE needs to know which connections belong to the DS so that it can disable LG mode whenever any of these connections is closed (for proper clean up on DS death). </text:p>
      <text:p text:style-name="P8"/>
      <text:p text:style-name="P8">In addition, there are certain special clients which LGE needs to know about, specifically the <text:span text:style-name="T3">Picker</text:span>, to which LGE sends raw device events for picking, and the <text:span text:style-name="T3">Event Deliverer</text:span>, to which LGE</text:p>
      <text:p text:style-name="P8">sends processed 3D events. The DS Picker client should invoke this request with <text:span text:style-name="T5">clientType</text:span> equals <text:span text:style-name="T1">LGE_CLIENT_PICKER</text:span>. The DS Event Deliverer client should invoke this request with <text:span text:style-name="T3">clientType</text:span> equals <text:span text:style-name="T1">LGE_CLIENT_EVENT_DELIVERER</text:span>. All other DS clients should use <text:span text:style-name="T3">clientType</text:span> <text:span text:style-name="T1">LGE_CLIENT_GENERIC</text:span>. The Picker and Event Deliverer clients may only be registered once (they may be registered again only after LG mode has been disabled).</text:p>
      <text:p text:style-name="P8"/>
      <text:p text:style-name="P8">Note: When one or more DS client connections are closed, LG mode is disabled by LGE.</text:p>
      <text:p text:style-name="P8"/>
      <text:p text:style-name="P8">The argument <text:span text:style-name="T3">sendEventDirect</text:span> is new to version 5.0 of the interface. This argument is ignored unless <text:span text:style-name="T3">clientType</text:span> == LGE_CLIENT_PICKER. When the Picker sends this request to the X server it should set <text:span text:style-name="T3">sendEventDirect</text:span> to TRUE if the Picker is operating in session mode. It should set the argument to FALSE if it is operating in app mode.</text:p>
      <text:p text:style-name="P8"/>
      <text:p text:style-name="P8">Errors:</text:p>
      <text:p text:style-name="P8"/>
      <text:p text:style-name="P8"><text:span text:style-name="T1"><text:s text:c="8"/>BadAccess</text:span><text:tab/><text:tab/>Returned if <text:span text:style-name="T3">clientType</text:span> == <text:span text:style-name="T1">LGE_CLIENT_PICKER</text:span> and the <text:tab/><text:tab/><text:tab/><text:tab/>Picker client has already been registered or <text:span text:style-name="T3">clientType</text:span> == <text:tab/><text:tab/><text:tab/><text:tab/><text:span text:style-name="T1">LGE_CLIENT_EVENT_DELIVERER</text:span> and the Event Deliverer <text:tab/><text:tab/><text:tab/><text:tab/>client has already been registered.</text:p>
      <text:p text:style-name="P8"/>
      <text:p text:style-name="P8"><text:span text:style-name="T1"><text:s text:c="8"/>BadAlloc</text:span><text:tab/><text:tab/>Returned if LGE is unable to create an X resource for the client.</text:p>
      <text:p text:style-name="P8"/>
      <text:list text:style-name="L1" text:continue-numbering="true">
        <text:list-item>
          <text:p text:style-name="P7">LgeRegisterScreen</text:p>
        </text:list-item>
      </text:list>
      <text:p text:style-name="P9"/>
      <text:p text:style-name="P11">LgeRegisterScreen</text:p>
      <text:p text:style-name="P4"><text:span text:style-name="T3">prw</text:span>: WINDOW</text:p>
      <text:p text:style-name="P4"/>
      <text:p text:style-name="P4">Used by the DS to register with LGE each of the <text:s/>screens it is managing. The DS can be configured to manage a subset of the physical screens attached to the X server and to render a 3D desktop environment on these screens. <text:span text:style-name="T3">prw</text:span> is the XID of the pseudo-root window of the screen to be registered.</text:p>
      <text:p text:style-name="P4"/>
      <text:p text:style-name="P4">Only the DS Picker client may invoke this request.</text:p>
      <text:p text:style-name="P4"/>
      <text:p text:style-name="P4">Errors:</text:p>
      <text:p text:style-name="P4"/>
      <text:p text:style-name="P4"><text:span text:style-name="T1"><text:s text:c="8"/>BadAccess</text:span><text:tab/><text:tab/>Returned if the client making the request is not the DS Picker </text:p>
      <text:p text:style-name="P4"><text:tab/><text:tab/><text:tab/>client.</text:p>
      <text:p text:style-name="P4"/>
      <text:p text:style-name="P4"><text:span text:style-name="T1"><text:s text:c="8"/>BadAlloc</text:span><text:tab/><text:tab/>Returned if the maximum number of screens is exceeded <text:tab/><text:tab/><text:tab/><text:tab/>(currently the maximum is 16, which is the same as the X server's </text:p>
      <text:p text:style-name="P4"><text:tab/><text:tab/><text:tab/>maximum number of screens). This error may also be returned if <text:tab/><text:tab/><text:tab/>attempts to allocate internal memory (such as cursors, etc.) fail.</text:p>
      <text:p text:style-name="P4"/>
      <text:p text:style-name="P12"><text:span text:style-name="T6"><text:s text:c="8"/>BadMatch</text:span><text:span text:style-name="T7"><text:tab/><text:tab/>Returned if <text:s/></text:span><text:span text:style-name="T8">prw</text:span><text:span text:style-name="T7"> does not reference a valid resource.</text:span></text:p>
      <text:p text:style-name="P13"><text:s text:c="10"/></text:p>
      <text:list text:style-name="L1" text:continue-numbering="true">
        <text:list-item>
          <text:p text:style-name="P7">LgeControlLgMode</text:p>
          <text:p text:style-name="P7"/>
        </text:list-item>
      </text:list>
      <text:p text:style-name="P14">LgeControlLgMode</text:p>
      <text:p text:style-name="P15"><text:span text:style-name="T3">enable</text:span>: BOOL</text:p>
      <text:p text:style-name="P15"/>
      <text:p text:style-name="P15">Used by the DS to make the Xorg server start or stop operating in <text:span text:style-name="T3">LG mod</text:span>e. If enable is TRUE, LG mode is enabled, otherwise it is disabled.</text:p>
      <text:p text:style-name="P15"/>
      <text:p text:style-name="P15">Only the DS Picker client may invoke this request.</text:p>
      <text:p text:style-name="P15"/>
      <text:p text:style-name="P15">While LG mode is enabled, the following client-visible Xorg semantics are altered:</text:p>
      <text:p text:style-name="P15"/>
      <text:list text:style-name="L2">
        <text:list-item>
          <text:p text:style-name="P16">The XVideo, XVideo-MotionCompensation and XINPUT extensions are not supported. (See section 8 of [1]).</text:p>
          <text:p text:style-name="P16"/>
        </text:list-item>
        <text:list-item>
          <text:p text:style-name="P16">The clip shapes of top-level windows are not subtracted from the clip shapes of their parent windows. (See section 4.1 of [1]).</text:p>
          <text:p text:style-name="P16"/>
        </text:list-item>
        <text:list-item>
          <text:p text:style-name="P16">The window manager is not asked for permission to map (i.e. make visible) top-level override redirect windows; they are always automatically mapped, and they are mapped onto the screen before before the <text:span text:style-name="T1">MapWindow</text:span> request completes. In addition, top-level override redirect windows are always automatically composite-redirected. (See section 5 of [1]).</text:p>
          <text:p text:style-name="P16"/>
        </text:list-item>
        <text:list-item>
          <text:p text:style-name="P16">QueryTree will indicate that the parent of a top-level window is the root window, even though it may be some other window. This is a work around for an emacs bug. (See section 9.2 of [1]).</text:p>
        </text:list-item>
      </text:list>
      <text:p text:style-name="P15"/>
      <text:p text:style-name="P15">While LG mode is enabled, the following (potentially) user-visible Xorg semantics are altered:</text:p>
      <text:p text:style-name="P15"/>
      <text:list text:style-name="L3">
        <text:list-item>
          <text:p text:style-name="P17">OpenGL programs will not function properly (they will flash and draw to the wrong location).</text:p>
        </text:list-item>
      </text:list>
      <text:list text:style-name="L4">
        <text:list-header>
          <text:p text:style-name="P18"/>
        </text:list-header>
      </text:list>
      <text:list text:style-name="L3" text:continue-numbering="true">
        <text:list-item>
          <text:p text:style-name="P17">The Display ID (DID) buffer pixels for top-level windows are not rendered with the window's DID. (See section 4.2 of [1]).</text:p>
          <text:p text:style-name="P17"/>
        </text:list-item>
        <text:list-item>
          <text:p text:style-name="P17">The rendering of the X cursor is disabled; the X cursor is no longer visible on the screen. (See section 6 of [1]).</text:p>
        </text:list-item>
      </text:list>
      <text:p text:style-name="P15"/>
      <text:p text:style-name="P15">Errors:</text:p>
      <text:p text:style-name="P15"/>
      <text:p text:style-name="P15"><text:span text:style-name="T1"><text:s text:c="8"/>BadAccess</text:span><text:tab/><text:tab/>Returned if the client making the request is not the DS Picker <text:tab/><text:tab/><text:tab/><text:tab/>client.</text:p>
      <text:p text:style-name="P19"/>
      <text:list text:style-name="L1" text:continue-numbering="true">
        <text:list-item>
          <text:p text:style-name="P7">LgeSendEvent</text:p>
          <text:p text:style-name="P7"/>
        </text:list-item>
      </text:list>
      <text:p text:style-name="P14">LgeSendEvent</text:p>
      <text:p text:style-name="P15"><text:span text:style-name="T3">event</text:span>: XEVENT</text:p>
      <text:p text:style-name="P15"/>
      <text:p text:style-name="P15">Used by the DS to send back to the X server an event which has had pick processing performed on it. </text:p>
      <text:p text:style-name="P15">Refer to section 9 of [2] for more information on how this request is used.</text:p>
      <text:p text:style-name="P15"/>
      <text:p text:style-name="P15">Only the DS Picker client may invoke this request.</text:p>
      <text:p text:style-name="P15"/>
      <text:list text:style-name="L1" text:continue-numbering="true">
        <text:list-item>
          <text:p text:style-name="P7">Bibliography</text:p>
        </text:list-item>
      </text:list>
      <text:p text:style-name="P9"/>
      <text:p text:style-name="P20">[1] <text:span text:style-name="T3">LG Modifications to Xorg</text:span> by Deron Johnson, Sun MicroSystems.</text:p>
      <text:p text:style-name="P20">This document is located in <text:span text:style-name="T1">xc/doc/specs/LG/lg_xorg_mods.pdf</text:span>. This document is currently located in the <text:span text:style-name="T1">lg3d-dev-0-7-1</text:span> branch of the Xorg CVS.</text:p>
      <text:p text:style-name="P20"/>
      <text:p text:style-name="P20">[2] <text:span text:style-name="T3">A Trip Up the Looking Glass Event Pipeline</text:span> by Deron Johnson, Sun Microsystems.</text:p>
      <text:p text:style-name="P20">This document is located in <text:span text:style-name="T1">xc/doc/specs/LG/lg_event_trip.pdf</text:span>. This document is currently located in the <text:span text:style-name="T1">lg3d-dev-0-7-1</text:span> branch of the Xorg CVS.</text:p>
      <text:p text:style-name="P20"/>
      <text:p text:style-name="P20"/>
      <text:list text:style-name="L1" text:continue-numbering="true">
        <text:list-item>
          <text:p text:style-name="P7">Appendix: lgewire.h</text:p>
        </text:list-item>
      </text:list>
      <text:p text:style-name="P9"/>
      <text:p text:style-name="P8">This include file defines the specifics of the LGE protocol. It also defines the protocol encoding.</text:p>
      <text:p text:style-name="P8">This file is currently located in the lg3d-dev branch of the Xorg CVS.</text:p>
      <text:p text:style-name="P8"/>
      <text:p text:style-name="P21">/************************************************************</text:p>
      <text:p text:style-name="P21"/>
      <text:p text:style-name="P21">$RCSfile: lgewire.h,v $</text:p>
      <text:p text:style-name="P21"/>
      <text:p text:style-name="P21">Copyright (c) 2004, Sun Microsystems, Inc. </text:p>
      <text:p text:style-name="P21"/>
      <text:p text:style-name="P21">Permission to use, copy, modify, distribute, and sell this software and its</text:p>
      <text:p text:style-name="P21">documentation for any purpose is hereby granted without fee, provided that</text:p>
      <text:p text:style-name="P21">the above copyright notice appear in all copies and that both that</text:p>
      <text:p text:style-name="P21">copyright notice and this permission notice appear in supporting</text:p>
      <text:p text:style-name="P21">documentation.</text:p>
      <text:p text:style-name="P21"/>
      <text:p text:style-name="P21">The above copyright notice and this permission notice shall be included in</text:p>
      <text:p text:style-name="P21">all copies or substantial portions of the Software.</text:p>
      <text:p text:style-name="P21"/>
      <text:p text:style-name="P21">THE SOFTWARE IS PROVIDED "AS IS", WITHOUT WARRANTY OF ANY KIND, EXPRESS OR</text:p>
      <text:p text:style-name="P21">IMPLIED, INCLUDING BUT NOT LIMITED TO THE WARRANTIES OF MERCHANTABILITY,</text:p>
      <text:p text:style-name="P21">FITNESS FOR A PARTICULAR PURPOSE AND NONINFRINGEMENT. <text:s/>IN NO EVENT SHALL THE</text:p>
      <text:p text:style-name="P21">OPEN GROUP BE LIABLE FOR ANY CLAIM, DAMAGES OR OTHER LIABILITY, WHETHER IN</text:p>
      <text:p text:style-name="P21">AN ACTION OF CONTRACT, TORT OR OTHERWISE, ARISING FROM, OUT OF OR IN</text:p>
      <text:p text:style-name="P21">CONNECTION WITH THE SOFTWARE OR THE USE OR OTHER DEALINGS IN THE SOFTWARE.</text:p>
      <text:p text:style-name="P21"/>
      <text:p text:style-name="P21">Except as contained in this notice, the name of The Open Group shall not be</text:p>
      <text:p text:style-name="P21">used in advertising or otherwise to promote the sale, use or other dealings</text:p>
      <text:p text:style-name="P21">in this Software without prior written authorization from The Open Group.</text:p>
      <text:p text:style-name="P21"/>
      <text:p text:style-name="P21">$Revision: 1.1.4.2 $</text:p>
      <text:p text:style-name="P21">$Date: 2006/01/18 18:51:05 $</text:p>
      <text:p text:style-name="P21">$State: Exp $</text:p>
      <text:p text:style-name="P21"/>
      <text:p text:style-name="P21">********************************************************/</text:p>
      <text:p text:style-name="P21"/>
      <text:p text:style-name="P21">/*</text:p>
      <text:p text:style-name="P21"><text:s/>* lge.h - Looking Glass Extension Definitions</text:p>
      <text:p text:style-name="P21"><text:s/>*/</text:p>
      <text:p text:style-name="P21"><text:s/></text:p>
      <text:p text:style-name="P21">#ifndef _LGEWIRE_H</text:p>
      <text:p text:style-name="P21">#define _LGEWIRE_H</text:p>
      <text:p text:style-name="P21"/>
      <text:p text:style-name="P21">#include "X11/Xfuncproto.h"</text:p>
      <text:p text:style-name="P21"/>
      <text:p text:style-name="P21">#define LGE_NAME "LGE"</text:p>
      <text:p text:style-name="P21"/>
      <text:p text:style-name="P21">/* Current interface version numbers */</text:p>
      <text:p text:style-name="P21">#define LGE_MAJOR_VERSION <text:s text:c="2"/>5 <text:s text:c="5"/></text:p>
      <text:p text:style-name="P21">#define LGE_MINOR_VERSION <text:s text:c="2"/>0</text:p>
      <text:p text:style-name="P21"/>
      <text:p text:style-name="P21">/* Display Server is alive */</text:p>
      <text:p text:style-name="P21">#define <text:s/>X_LgeQueryVersion <text:s text:c="10"/>0</text:p>
      <text:p text:style-name="P21">#define <text:s/>X_LgeRegisterClient <text:s text:c="8"/>1</text:p>
      <text:p text:style-name="P21">#define <text:s/>X_LgeRegisterScreen <text:s text:c="8"/>2</text:p>
      <text:p text:style-name="P21">#define <text:s/>X_LgeControlLgMode <text:s text:c="9"/>3</text:p>
      <text:p text:style-name="P21">#define <text:s/>X_LgeSendEvent <text:s text:c="13"/>4</text:p>
      <text:p text:style-name="P21"/>
      <text:p text:style-name="P21">/* Arguments to XLgeRegisterClient */</text:p>
      <text:p text:style-name="P21">#define LGE_CLIENT_GENERIC <text:s text:c="10"/>0</text:p>
      <text:p text:style-name="P21">#define LGE_CLIENT_PICKER <text:s text:c="11"/>1</text:p>
      <text:p text:style-name="P21">#define LGE_CLIENT_EVENT_DELIVERER <text:s text:c="2"/>2</text:p>
      <text:p text:style-name="P21"/>
      <text:p text:style-name="P21">typedef struct {</text:p>
      <text:p text:style-name="P21"><text:s text:c="4"/>CARD8 <text:s text:c="6"/>reqType;</text:p>
      <text:p text:style-name="P21"><text:s text:c="4"/>CARD8 <text:s text:c="6"/>lgeReqType;</text:p>
      <text:p text:style-name="P21"><text:s text:c="4"/>CARD16 <text:s text:c="5"/>length B16;</text:p>
      <text:p text:style-name="P21">} xLgeQueryVersionReq;</text:p>
      <text:p text:style-name="P21"/>
      <text:p text:style-name="P21">#define sz_xLgeQueryVersionReq <text:s/>sizeof(xLgeQueryVersionReq)</text:p>
      <text:p text:style-name="P21"/>
      <text:p text:style-name="P21">typedef struct {</text:p>
      <text:p text:style-name="P21"><text:s text:c="4"/>/* Always X_Reply */</text:p>
      <text:p text:style-name="P21"><text:s text:c="4"/>BYTE <text:s text:c="7"/>type;</text:p>
      <text:p text:style-name="P21"><text:s text:c="4"/>CARD8 <text:s text:c="6"/>unused;</text:p>
      <text:p text:style-name="P21"><text:s text:c="4"/>CARD16 <text:s text:c="5"/>sequenceNumber B16;</text:p>
      <text:p text:style-name="P21"><text:s text:c="4"/>CARD32 <text:s text:c="5"/>length B32;</text:p>
      <text:p text:style-name="P21"><text:s text:c="4"/>CARD32 <text:s text:c="5"/>majorVersion B32;</text:p>
      <text:p text:style-name="P21"><text:s text:c="4"/>CARD32 <text:s text:c="5"/>minorVersion B32;</text:p>
      <text:p text:style-name="P21"><text:s text:c="4"/>CARD32 <text:s text:c="5"/>implementation B32;</text:p>
      <text:p text:style-name="P21"><text:s text:c="4"/>CARD32 <text:s text:c="5"/>pad3 B32;</text:p>
      <text:p text:style-name="P21"><text:s text:c="4"/>CARD32 <text:s text:c="5"/>pad4 B32;</text:p>
      <text:p text:style-name="P21"><text:s text:c="4"/>CARD32 <text:s text:c="5"/>pad5 B32;</text:p>
      <text:p text:style-name="P21">} xLgeQueryVersionReply;</text:p>
      <text:p text:style-name="P21"/>
      <text:p text:style-name="P21">#define sz_xLgeQueryVersionReply sizeof(xLgeQueryVersionReply)</text:p>
      <text:p text:style-name="P21"/>
      <text:p text:style-name="P21">typedef struct {</text:p>
      <text:p text:style-name="P21"><text:s text:c="4"/>CARD8 <text:s/>reqType;</text:p>
      <text:p text:style-name="P21"><text:s text:c="4"/>CARD8 <text:s/>lgeReqType;</text:p>
      <text:p text:style-name="P21"><text:s text:c="4"/>CARD16 length B16;</text:p>
      <text:p text:style-name="P21"><text:s text:c="4"/>CARD8 <text:s/>clientType;</text:p>
      <text:p text:style-name="P21"><text:s text:c="4"/>BOOL <text:s text:c="2"/>sendEventDirect;</text:p>
      <text:p text:style-name="P21"><text:s text:c="4"/>CARD16 pad2 B16;</text:p>
      <text:p text:style-name="P21">} xLgeRegisterClientReq;</text:p>
      <text:p text:style-name="P21"/>
      <text:p text:style-name="P21">#define sz_xLgeRegisterClientReq sizeof(xLgeRegisterClientReq)</text:p>
      <text:p text:style-name="P21"/>
      <text:p text:style-name="P21">typedef struct {</text:p>
      <text:p text:style-name="P21"><text:s text:c="4"/>CARD8 <text:s/>reqType;</text:p>
      <text:p text:style-name="P21"><text:s text:c="4"/>CARD8 <text:s/>lgeReqType;</text:p>
      <text:p text:style-name="P21"><text:s text:c="4"/>CARD16 length B16;</text:p>
      <text:p text:style-name="P21"><text:s text:c="4"/>/* The pseudo-root window of the screen */</text:p>
      <text:p text:style-name="P21"><text:s text:c="4"/>Window prw; <text:s/></text:p>
      <text:p text:style-name="P21">} xLgeRegisterScreenReq;</text:p>
      <text:p text:style-name="P21"/>
      <text:p text:style-name="P21">#define sz_xLgeRegisterScreenReq sizeof(xLgeRegisterScreenReq)</text:p>
      <text:p text:style-name="P21"/>
      <text:p text:style-name="P21">typedef struct { <text:s text:c="43"/></text:p>
      <text:p text:style-name="P21"><text:s text:c="4"/>CARD8 <text:s text:c="4"/>reqType; <text:s text:c="46"/></text:p>
      <text:p text:style-name="P21"><text:s text:c="4"/>CARD8 <text:s text:c="4"/>lgeReqType; <text:s text:c="41"/></text:p>
      <text:p text:style-name="P21"><text:s text:c="4"/>CARD16 <text:s text:c="3"/>length B16; <text:s text:c="43"/></text:p>
      <text:p text:style-name="P21"><text:s text:c="4"/>BOOL <text:s text:c="5"/>enable;</text:p>
      <text:p text:style-name="P21"><text:s text:c="4"/>CARD8 <text:s text:c="4"/>pad1;</text:p>
      <text:p text:style-name="P21"><text:s text:c="4"/>CARD16 <text:s text:c="3"/>pad2 B16;</text:p>
      <text:p text:style-name="P21">} xLgeControlLgModeReq; <text:s text:c="54"/></text:p>
      <text:p text:style-name="P21"/>
      <text:p text:style-name="P21">#define sz_xLgeControlLgModeReq sizeof(xLgeControlLgModeReq)</text:p>
      <text:p text:style-name="P21"/>
      <text:p text:style-name="P21">typedef struct { <text:s text:c="43"/></text:p>
      <text:p text:style-name="P21"><text:s text:c="4"/>CARD8 <text:s text:c="4"/>reqType; <text:s text:c="46"/></text:p>
      <text:p text:style-name="P21"><text:s text:c="4"/>CARD8 <text:s text:c="4"/>lgeReqType; <text:s text:c="41"/></text:p>
      <text:p text:style-name="P21"><text:s text:c="4"/>CARD16 <text:s text:c="3"/>length B16; <text:s text:c="43"/></text:p>
      <text:p text:style-name="P21"><text:s text:c="4"/>xEvent <text:s text:c="3"/>event; <text:s text:c="48"/></text:p>
      <text:p text:style-name="P21">} xLgeSendEventReq; <text:s text:c="54"/></text:p>
      <text:p text:style-name="P21"/>
      <text:p text:style-name="P21">#define sz_xLgeSendEventReq sizeof(xLgeSendEventReq)</text:p>
      <text:p text:style-name="P21"/>
      <text:p text:style-name="P21">#endif /* LGEWIRE_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pitch="fixed"/>
    <style:font-face style:name="Arial Unicode MS" svg:font-family="'Arial Unicode MS'" style:font-pitch="variable"/>
    <style:font-face style:name="HG Mincho Light J" svg:font-family="'HG Mincho Light J'" style:font-pitch="variable"/>
    <style:font-face style:name="Lucidasans" svg:font-family="Lucidasans"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Rectangular_20_red_2f_white" draw:display-name="Rectangular red/white" draw:style="rectangular" draw:cx="50%" draw:cy="50%" draw:start-color="#ff0000" draw:end-color="#ffffff" draw:start-intensity="100%" draw:end-intensity="100%" draw:angle="450" draw:border="5%"/>
    <draw:gradient draw:name="Square_20_yellow_2f_white" draw:display-name="Square yellow/white" draw:style="square" draw:cx="50%" draw:cy="50%" draw:start-color="#e6ff00" draw:end-color="#ffffff" draw:start-intensity="100%" draw:end-intensity="100%" draw:angle="2700" draw:border="0%"/>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819in" style:type="center"/>
          <style:tab-stop style:position="6.7638in" style:type="right"/>
        </style:tab-stops>
      </style:paragraph-properties>
    </style:style>
    <style:style style:name="Footer" style:family="paragraph" style:parent-style-name="Standard" style:class="extra">
      <style:paragraph-properties text:number-lines="false" text:line-number="0">
        <style:tab-stops>
          <style:tab-stop style:position="3.3819in" style:type="center"/>
          <style:tab-stop style:position="6.7638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style:text-properties fo:font-size="9pt" fo:font-style="italic"/>
    </style:style>
    <style:style style:name="P2" style:family="paragraph" style:parent-style-name="Footer">
      <style:text-properties fo:font-size="9pt" fo:font-style="italic"/>
    </style:style>
    <style:page-layout style:name="pm1">
      <style:page-layout-properties fo:page-width="8.5in" fo:page-height="11in" style:num-format="1" style:print-orientation="portrait" fo:margin-top="0.752in" fo:margin-bottom="0.752in" fo:margin-left="0.752in" fo:margin-right="0.75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5037" number:language="en" number:country="US"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tab/>Page <text:page-number text:select-page="current">6</text:page-number> of <text:page-count>8</text:page-count></text:p>
      </style:header>
      <style:footer>
        <text:p text:style-name="P2">Sun Microsystems - Project Looking Glass<text:tab/><text:tab/><text:date style:data-style-name="N5037" text:date-value="2006-08-25T13:59:15.99">08/25/06</text:date></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45$Build-8989</meta:generator>
    <meta:creation-date>2002-05-03T16:59:35</meta:creation-date>
    <dc:creator>Deron Johnson</dc:creator>
    <dc:date>2006-08-25T13:59:16</dc:date>
    <meta:print-date>2002-05-21T13:10:34</meta:print-date>
    <dc:language>en-US</dc:language>
    <meta:editing-cycles>115</meta:editing-cycles>
    <meta:editing-duration>P7DT16H12M6S</meta:editing-duration>
    <meta:user-defined meta:name="Info 1"/>
    <meta:user-defined meta:name="Info 2"/>
    <meta:user-defined meta:name="Info 3"/>
    <meta:user-defined meta:name="Info 4"/>
    <meta:document-statistic meta:table-count="0" meta:image-count="0" meta:object-count="0" meta:page-count="8" meta:paragraph-count="192" meta:word-count="1587" meta:character-count="11148"/>
  </office:meta>
</office:document-meta>
</file>